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officeooo:paragraph-rsid="00147e16"/>
    </style:style>
    <style:style style:name="P2" style:family="paragraph" style:parent-style-name="Standard">
      <style:paragraph-properties fo:margin-left="0in" fo:margin-right="0in" fo:orphans="2" fo:widows="2" fo:text-indent="0in" style:auto-text-indent="false"/>
      <style:text-properties officeooo:paragraph-rsid="0015874c"/>
    </style:style>
    <style:style style:name="P3" style:family="paragraph" style:parent-style-name="Standard">
      <style:paragraph-properties fo:margin-left="0in" fo:margin-right="0in" fo:orphans="2" fo:widows="2" fo:text-indent="0in" style:auto-text-indent="false"/>
      <style:text-properties officeooo:paragraph-rsid="00190e02"/>
    </style:style>
    <style:style style:name="P4" style:family="paragraph" style:parent-style-name="Standard">
      <style:paragraph-properties fo:margin-left="0in" fo:margin-right="0in" fo:orphans="2" fo:widows="2" fo:text-indent="0in" style:auto-text-indent="false"/>
      <style:text-properties officeooo:paragraph-rsid="001f37fc"/>
    </style:style>
    <style:style style:name="P5" style:family="paragraph" style:parent-style-name="Standard">
      <style:paragraph-properties fo:margin-left="0in" fo:margin-right="0in" fo:orphans="2" fo:widows="2" fo:text-indent="0in" style:auto-text-indent="false"/>
      <style:text-properties officeooo:paragraph-rsid="0027dee5"/>
    </style:style>
    <style:style style:name="P6" style:family="paragraph" style:parent-style-name="Standard">
      <style:paragraph-properties fo:margin-left="0in" fo:margin-right="0in" fo:orphans="2" fo:widows="2" fo:text-indent="0in" style:auto-text-indent="false"/>
      <style:text-properties officeooo:paragraph-rsid="00288145"/>
    </style:style>
    <style:style style:name="P7" style:family="paragraph" style:parent-style-name="Standard">
      <style:paragraph-properties fo:margin-left="0in" fo:margin-right="0in" fo:orphans="2" fo:widows="2" fo:text-indent="0in" style:auto-text-indent="false"/>
      <style:text-properties officeooo:paragraph-rsid="002efc61"/>
    </style:style>
    <style:style style:name="P8" style:family="paragraph" style:parent-style-name="Standard">
      <style:paragraph-properties fo:margin-left="0in" fo:margin-right="0in" fo:orphans="2" fo:widows="2" fo:text-indent="0in" style:auto-text-indent="false"/>
      <style:text-properties officeooo:paragraph-rsid="003f6e82"/>
    </style:style>
    <style:style style:name="P9" style:family="paragraph" style:parent-style-name="Standard">
      <style:paragraph-properties fo:margin-left="0in" fo:margin-right="0in" fo:orphans="2" fo:widows="2" fo:text-indent="0in" style:auto-text-indent="false"/>
      <style:text-properties officeooo:rsid="0015874c" officeooo:paragraph-rsid="00174ee4"/>
    </style:style>
    <style:style style:name="P10" style:family="paragraph" style:parent-style-name="Standard">
      <style:paragraph-properties fo:margin-left="0in" fo:margin-right="0in" fo:orphans="2" fo:widows="2" fo:text-indent="0in" style:auto-text-indent="false"/>
      <style:text-properties officeooo:rsid="00190e02" officeooo:paragraph-rsid="001caa62"/>
    </style:style>
    <style:style style:name="P11" style:family="paragraph" style:parent-style-name="Standard">
      <style:paragraph-properties fo:margin-left="0in" fo:margin-right="0in" fo:orphans="2" fo:widows="2" fo:text-indent="0in" style:auto-text-indent="false"/>
      <style:text-properties officeooo:rsid="001b5b25" officeooo:paragraph-rsid="00276dbf"/>
    </style:style>
    <style:style style:name="P12"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147e16"/>
    </style:style>
    <style:style style:name="P13"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151cf8"/>
    </style:style>
    <style:style style:name="P14"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15874c"/>
    </style:style>
    <style:style style:name="P15"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190e02"/>
    </style:style>
    <style:style style:name="P16"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15874c" officeooo:paragraph-rsid="00174ee4"/>
    </style:style>
    <style:style style:name="P17"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1b5b25" officeooo:paragraph-rsid="00190e02"/>
    </style:style>
    <style:style style:name="P18"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1b5b25" officeooo:paragraph-rsid="001b5b25"/>
    </style:style>
    <style:style style:name="P19" style:family="paragraph" style:parent-style-name="Standard">
      <style:paragraph-properties fo:margin-left="0in" fo:margin-right="0in" fo:orphans="2" fo:widows="2" fo:text-indent="0in" style:auto-text-indent="false"/>
      <style:text-properties officeooo:rsid="0037a003" officeooo:paragraph-rsid="003b27c6"/>
    </style:style>
    <style:style style:name="P20" style:family="paragraph" style:parent-style-name="Standard">
      <style:paragraph-properties fo:margin-left="0in" fo:margin-right="0in" fo:orphans="2" fo:widows="2" fo:text-indent="0in" style:auto-text-indent="false"/>
      <style:text-properties officeooo:rsid="0037a003" officeooo:paragraph-rsid="00495767"/>
    </style:style>
    <style:style style:name="P21" style:family="paragraph" style:parent-style-name="Standard">
      <style:paragraph-properties fo:margin-left="0in" fo:margin-right="0in" fo:orphans="2" fo:widows="2" fo:text-indent="0in" style:auto-text-indent="false"/>
      <style:text-properties officeooo:rsid="0042cec6" officeooo:paragraph-rsid="0042cec6"/>
    </style:style>
    <style:style style:name="P22"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1f37fc"/>
    </style:style>
    <style:style style:name="P23"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276dbf"/>
    </style:style>
    <style:style style:name="P24"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27dee5"/>
    </style:style>
    <style:style style:name="P25"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2efc61"/>
    </style:style>
    <style:style style:name="P26"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37a003"/>
    </style:style>
    <style:style style:name="P27"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3d24e6"/>
    </style:style>
    <style:style style:name="P28"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paragraph-rsid="003f6e82"/>
    </style:style>
    <style:style style:name="P29"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1f37fc" officeooo:paragraph-rsid="001f37fc"/>
    </style:style>
    <style:style style:name="P30"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288145" officeooo:paragraph-rsid="002cc862"/>
    </style:style>
    <style:style style:name="P31"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3728d7" officeooo:paragraph-rsid="003728d7"/>
    </style:style>
    <style:style style:name="P32"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42cec6" officeooo:paragraph-rsid="0042cec6"/>
    </style:style>
    <style:style style:name="P33"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353a60" officeooo:paragraph-rsid="0030e1fa"/>
    </style:style>
    <style:style style:name="P34"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495767" officeooo:paragraph-rsid="00495767"/>
    </style:style>
    <style:style style:name="P35"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3b27c6" officeooo:paragraph-rsid="003b27c6"/>
    </style:style>
    <style:style style:name="P36" style:family="paragraph" style:parent-style-name="Standard">
      <style:paragraph-properties fo:margin-left="0in" fo:margin-right="0in" fo:orphans="2" fo:widows="2" fo:text-indent="0in" style:auto-text-indent="false"/>
      <style:text-properties fo:font-variant="normal" fo:text-transform="none" fo:color="#222222" style:font-name="Arial" fo:font-size="12pt" fo:letter-spacing="normal" fo:font-style="normal" fo:font-weight="normal" officeooo:rsid="003edc22" officeooo:paragraph-rsid="003edc22"/>
    </style:style>
    <style:style style:name="P37" style:family="paragraph" style:parent-style-name="Standard">
      <style:paragraph-properties fo:margin-left="0in" fo:margin-right="0in" fo:orphans="2" fo:widows="2" fo:text-indent="0in" style:auto-text-indent="false"/>
      <style:text-properties officeooo:paragraph-rsid="0052fc65"/>
    </style:style>
    <style:style style:name="P38" style:family="paragraph" style:parent-style-name="Standard">
      <style:paragraph-properties fo:margin-left="0in" fo:margin-right="0in" fo:orphans="2" fo:widows="2" fo:text-indent="0in" style:auto-text-indent="false"/>
      <style:text-properties officeooo:paragraph-rsid="004f6ef8"/>
    </style:style>
    <style:style style:name="P39" style:family="paragraph" style:parent-style-name="Standard">
      <style:paragraph-properties fo:margin-left="0in" fo:margin-right="0in" fo:orphans="2" fo:widows="2" fo:text-indent="0in" style:auto-text-indent="false"/>
      <style:text-properties officeooo:rsid="001b5b25" officeooo:paragraph-rsid="001b5b25"/>
    </style:style>
    <style:style style:name="P40" style:family="paragraph" style:parent-style-name="Standard">
      <style:paragraph-properties fo:margin-left="0in" fo:margin-right="0in" fo:orphans="2" fo:widows="2" fo:text-indent="0in" style:auto-text-indent="false"/>
      <style:text-properties officeooo:rsid="0055d5e8" officeooo:paragraph-rsid="0055d5e8"/>
    </style:style>
    <style:style style:name="T1" style:family="text">
      <style:text-properties fo:font-variant="normal" fo:text-transform="none" fo:color="#222222" style:font-name="Arial" fo:font-size="12pt" fo:letter-spacing="normal" fo:font-style="normal" fo:font-weight="normal"/>
    </style:style>
    <style:style style:name="T2" style:family="text">
      <style:text-properties fo:font-variant="normal" fo:text-transform="none" fo:color="#222222" style:font-name="Arial" fo:font-size="12pt" fo:letter-spacing="normal" fo:font-style="normal" fo:font-weight="normal" officeooo:rsid="00147e16"/>
    </style:style>
    <style:style style:name="T3" style:family="text">
      <style:text-properties fo:font-variant="normal" fo:text-transform="none" fo:color="#222222" style:font-name="Arial" fo:font-size="12pt" fo:letter-spacing="normal" fo:font-style="normal" fo:font-weight="normal" officeooo:rsid="00151cf8"/>
    </style:style>
    <style:style style:name="T4" style:family="text">
      <style:text-properties fo:font-variant="normal" fo:text-transform="none" fo:color="#222222" style:font-name="Arial" fo:font-size="12pt" fo:letter-spacing="normal" fo:font-style="normal" fo:font-weight="normal" officeooo:rsid="0017411c"/>
    </style:style>
    <style:style style:name="T5" style:family="text">
      <style:text-properties fo:font-variant="normal" fo:text-transform="none" fo:color="#222222" style:font-name="Arial" fo:font-size="12pt" fo:letter-spacing="normal" fo:font-style="normal" fo:font-weight="normal" officeooo:rsid="00174ee4"/>
    </style:style>
    <style:style style:name="T6" style:family="text">
      <style:text-properties fo:font-variant="normal" fo:text-transform="none" fo:color="#222222" style:font-name="Arial" fo:font-size="12pt" fo:letter-spacing="normal" fo:font-style="normal" fo:font-weight="normal" officeooo:rsid="0019c5fe"/>
    </style:style>
    <style:style style:name="T7" style:family="text">
      <style:text-properties fo:font-variant="normal" fo:text-transform="none" fo:color="#222222" style:font-name="Arial" fo:font-size="12pt" fo:letter-spacing="normal" fo:font-style="normal" fo:font-weight="normal" officeooo:rsid="001abf34"/>
    </style:style>
    <style:style style:name="T8" style:family="text">
      <style:text-properties fo:font-variant="normal" fo:text-transform="none" fo:color="#222222" style:font-name="Arial" fo:font-size="12pt" fo:letter-spacing="normal" fo:font-style="normal" fo:font-weight="normal" officeooo:rsid="001b5b25"/>
    </style:style>
    <style:style style:name="T9" style:family="text">
      <style:text-properties fo:font-variant="normal" fo:text-transform="none" fo:color="#222222" style:font-name="Arial" fo:font-size="12pt" fo:letter-spacing="normal" fo:font-style="normal" fo:font-weight="normal" officeooo:rsid="001caa62"/>
    </style:style>
    <style:style style:name="T10" style:family="text">
      <style:text-properties fo:font-variant="normal" fo:text-transform="none" fo:color="#222222" style:font-name="Arial" fo:font-size="12pt" fo:letter-spacing="normal" fo:font-style="normal" fo:font-weight="normal" officeooo:rsid="001d4b73"/>
    </style:style>
    <style:style style:name="T11" style:family="text">
      <style:text-properties fo:font-variant="normal" fo:text-transform="none" fo:color="#222222" style:font-name="Arial" fo:font-size="12pt" fo:letter-spacing="normal" fo:font-style="normal" fo:font-weight="normal" officeooo:rsid="001f8604"/>
    </style:style>
    <style:style style:name="T12" style:family="text">
      <style:text-properties fo:font-variant="normal" fo:text-transform="none" fo:color="#222222" style:font-name="Arial" fo:font-size="12pt" fo:letter-spacing="normal" fo:font-style="normal" fo:font-weight="normal" officeooo:rsid="00200664"/>
    </style:style>
    <style:style style:name="T13" style:family="text">
      <style:text-properties fo:font-variant="normal" fo:text-transform="none" fo:color="#222222" style:font-name="Arial" fo:font-size="12pt" fo:letter-spacing="normal" fo:font-style="normal" fo:font-weight="normal" officeooo:rsid="00206129"/>
    </style:style>
    <style:style style:name="T14" style:family="text">
      <style:text-properties fo:font-variant="normal" fo:text-transform="none" fo:color="#222222" style:font-name="Arial" fo:font-size="12pt" fo:letter-spacing="normal" fo:font-style="normal" fo:font-weight="normal" officeooo:rsid="00224c35"/>
    </style:style>
    <style:style style:name="T15" style:family="text">
      <style:text-properties fo:font-variant="normal" fo:text-transform="none" fo:color="#222222" style:font-name="Arial" fo:font-size="12pt" fo:letter-spacing="normal" fo:font-style="normal" fo:font-weight="normal" officeooo:rsid="00242723"/>
    </style:style>
    <style:style style:name="T16" style:family="text">
      <style:text-properties fo:font-variant="normal" fo:text-transform="none" fo:color="#222222" style:font-name="Arial" fo:font-size="12pt" fo:letter-spacing="normal" fo:font-style="normal" fo:font-weight="normal" officeooo:rsid="0026aec5"/>
    </style:style>
    <style:style style:name="T17" style:family="text">
      <style:text-properties fo:font-variant="normal" fo:text-transform="none" fo:color="#222222" style:font-name="Arial" fo:font-size="12pt" fo:letter-spacing="normal" fo:font-style="normal" fo:font-weight="normal" officeooo:rsid="00276dbf"/>
    </style:style>
    <style:style style:name="T18" style:family="text">
      <style:text-properties fo:font-variant="normal" fo:text-transform="none" fo:color="#222222" style:font-name="Arial" fo:font-size="12pt" fo:letter-spacing="normal" fo:font-style="normal" fo:font-weight="normal" officeooo:rsid="00288145"/>
    </style:style>
    <style:style style:name="T19" style:family="text">
      <style:text-properties fo:font-variant="normal" fo:text-transform="none" fo:color="#222222" style:font-name="Arial" fo:font-size="12pt" fo:letter-spacing="normal" fo:font-style="normal" fo:font-weight="normal" officeooo:rsid="0028cbfd"/>
    </style:style>
    <style:style style:name="T20" style:family="text">
      <style:text-properties fo:font-variant="normal" fo:text-transform="none" fo:color="#222222" style:font-name="Arial" fo:font-size="12pt" fo:letter-spacing="normal" fo:font-style="normal" fo:font-weight="normal" officeooo:rsid="002ac02b"/>
    </style:style>
    <style:style style:name="T21" style:family="text">
      <style:text-properties fo:font-variant="normal" fo:text-transform="none" fo:color="#222222" style:font-name="Arial" fo:font-size="12pt" fo:letter-spacing="normal" fo:font-style="normal" fo:font-weight="normal" officeooo:rsid="002c438f"/>
    </style:style>
    <style:style style:name="T22" style:family="text">
      <style:text-properties fo:font-variant="normal" fo:text-transform="none" fo:color="#222222" style:font-name="Arial" fo:font-size="12pt" fo:letter-spacing="normal" fo:font-style="normal" fo:font-weight="normal" officeooo:rsid="002d9bfe"/>
    </style:style>
    <style:style style:name="T23" style:family="text">
      <style:text-properties fo:font-variant="normal" fo:text-transform="none" fo:color="#222222" style:font-name="Arial" fo:font-size="12pt" fo:letter-spacing="normal" fo:font-style="normal" fo:font-weight="normal" officeooo:rsid="002e4105"/>
    </style:style>
    <style:style style:name="T24" style:family="text">
      <style:text-properties fo:font-variant="normal" fo:text-transform="none" fo:color="#222222" style:font-name="Arial" fo:font-size="12pt" fo:letter-spacing="normal" fo:font-style="normal" fo:font-weight="normal" officeooo:rsid="00394df4"/>
    </style:style>
    <style:style style:name="T25" style:family="text">
      <style:text-properties fo:font-variant="normal" fo:text-transform="none" fo:color="#222222" style:font-name="Arial" fo:font-size="12pt" fo:letter-spacing="normal" fo:font-style="normal" fo:font-weight="normal" officeooo:rsid="003b27c6"/>
    </style:style>
    <style:style style:name="T26" style:family="text">
      <style:text-properties fo:font-variant="normal" fo:text-transform="none" fo:color="#222222" style:font-name="Arial" fo:font-size="12pt" fo:letter-spacing="normal" fo:font-style="normal" fo:font-weight="normal" officeooo:rsid="003f6e82"/>
    </style:style>
    <style:style style:name="T27" style:family="text">
      <style:text-properties fo:font-variant="normal" fo:text-transform="none" fo:color="#222222" style:font-name="Arial" fo:font-size="12pt" fo:letter-spacing="normal" fo:font-style="normal" fo:font-weight="normal" officeooo:rsid="00413abe"/>
    </style:style>
    <style:style style:name="T28" style:family="text">
      <style:text-properties fo:font-variant="normal" fo:text-transform="none" fo:color="#222222" style:font-name="Arial" fo:font-size="12pt" fo:letter-spacing="normal" fo:font-style="normal" fo:font-weight="normal" officeooo:rsid="004688f6"/>
    </style:style>
    <style:style style:name="T29" style:family="text">
      <style:text-properties fo:font-variant="normal" fo:text-transform="none" fo:color="#222222" style:font-name="Arial" fo:font-size="12pt" fo:letter-spacing="normal" fo:font-style="normal" fo:font-weight="normal" officeooo:rsid="004799d4"/>
    </style:style>
    <style:style style:name="T30" style:family="text">
      <style:text-properties fo:font-variant="normal" fo:text-transform="none" fo:color="#222222" style:font-name="Arial" fo:font-size="12pt" fo:letter-spacing="normal" fo:font-style="normal" fo:font-weight="normal" officeooo:rsid="00492f24"/>
    </style:style>
    <style:style style:name="T31" style:family="text">
      <style:text-properties fo:font-variant="normal" fo:text-transform="none" fo:color="#222222" style:font-name="Arial" fo:font-size="12pt" fo:letter-spacing="normal" fo:font-style="normal" fo:font-weight="normal" officeooo:rsid="00495767"/>
    </style:style>
    <style:style style:name="T32" style:family="text">
      <style:text-properties fo:font-variant="normal" fo:text-transform="none" fo:color="#222222" style:font-name="Arial" fo:font-size="12pt" fo:letter-spacing="normal" fo:font-style="normal" fo:font-weight="normal" officeooo:rsid="004b4362"/>
    </style:style>
    <style:style style:name="T33" style:family="text">
      <style:text-properties fo:font-variant="normal" fo:text-transform="none" fo:color="#222222" style:font-name="Arial" fo:font-size="12pt" fo:letter-spacing="normal" fo:font-style="normal" fo:font-weight="normal" officeooo:rsid="004c72a6"/>
    </style:style>
    <style:style style:name="T34" style:family="text">
      <style:text-properties fo:font-variant="normal" fo:text-transform="none" fo:color="#222222" style:font-name="Arial" fo:font-size="12pt" fo:letter-spacing="normal" fo:font-style="normal" fo:font-weight="normal" officeooo:rsid="004d0bda"/>
    </style:style>
    <style:style style:name="T35" style:family="text">
      <style:text-properties fo:font-variant="normal" fo:text-transform="none" fo:color="#222222" style:font-name="Arial" fo:font-size="12pt" fo:letter-spacing="normal" fo:font-style="normal" fo:font-weight="normal" officeooo:rsid="004eb3f7"/>
    </style:style>
    <style:style style:name="T36" style:family="text">
      <style:text-properties fo:font-variant="normal" fo:text-transform="none" fo:color="#222222" style:font-name="Arial" fo:font-size="12pt" fo:letter-spacing="normal" fo:font-style="normal" fo:font-weight="normal" officeooo:rsid="004f6ef8"/>
    </style:style>
    <style:style style:name="T37" style:family="text">
      <style:text-properties fo:font-variant="normal" fo:text-transform="none" fo:color="#222222" style:font-name="Arial" fo:font-size="12pt" fo:letter-spacing="normal" fo:font-style="normal" fo:font-weight="normal" officeooo:rsid="004fab0d"/>
    </style:style>
    <style:style style:name="T38" style:family="text">
      <style:text-properties fo:font-variant="normal" fo:text-transform="none" fo:color="#222222" style:font-name="Arial" fo:font-size="12pt" fo:letter-spacing="normal" fo:font-style="normal" fo:font-weight="normal" officeooo:rsid="00503439"/>
    </style:style>
    <style:style style:name="T39" style:family="text">
      <style:text-properties fo:font-variant="normal" fo:text-transform="none" fo:color="#222222" style:font-name="Arial" fo:font-size="12pt" fo:letter-spacing="normal" fo:font-style="normal" fo:font-weight="normal" officeooo:rsid="00507bd0"/>
    </style:style>
    <style:style style:name="T40" style:family="text">
      <style:text-properties fo:font-variant="normal" fo:text-transform="none" fo:color="#222222" style:font-name="Arial" fo:font-size="12pt" fo:letter-spacing="normal" fo:font-style="normal" fo:font-weight="normal" officeooo:rsid="00518ec6"/>
    </style:style>
    <style:style style:name="T41" style:family="text">
      <style:text-properties fo:font-variant="normal" fo:text-transform="none" fo:color="#222222" style:font-name="Arial" fo:font-size="12pt" fo:letter-spacing="normal" fo:font-style="normal" fo:font-weight="normal" officeooo:rsid="0052fc65"/>
    </style:style>
    <style:style style:name="T42" style:family="text">
      <style:text-properties fo:font-variant="normal" fo:text-transform="none" fo:color="#222222" style:font-name="Arial" fo:font-size="12pt" fo:letter-spacing="normal" fo:font-style="normal" fo:font-weight="normal" officeooo:rsid="005308b3"/>
    </style:style>
    <style:style style:name="T43" style:family="text">
      <style:text-properties fo:font-variant="normal" fo:text-transform="none" fo:color="#222222" style:font-name="Arial" fo:font-size="12pt" fo:letter-spacing="normal" fo:font-style="normal" fo:font-weight="normal" officeooo:rsid="005475da"/>
    </style:style>
    <style:style style:name="T44" style:family="text">
      <style:text-properties fo:font-variant="normal" fo:text-transform="none" fo:color="#222222" style:font-name="Arial" fo:font-size="12pt" fo:letter-spacing="normal" fo:font-style="normal" fo:font-weight="normal" officeooo:rsid="00558d4e"/>
    </style:style>
    <style:style style:name="T45" style:family="text">
      <style:text-properties fo:font-variant="normal" fo:text-transform="none" fo:color="#222222" style:font-name="Arial" fo:font-size="12pt" fo:letter-spacing="normal" fo:font-style="normal" fo:font-weight="normal" officeooo:rsid="0056d53f"/>
    </style:style>
    <style:style style:name="T46" style:family="text">
      <style:text-properties fo:font-variant="normal" fo:text-transform="none" fo:color="#222222" style:font-name="Arial" fo:font-size="12pt" fo:letter-spacing="normal" fo:font-style="normal" fo:font-weight="normal" officeooo:rsid="002cc862"/>
    </style:style>
    <style:style style:name="T47" style:family="text">
      <style:text-properties fo:font-variant="normal" fo:text-transform="none" fo:color="#222222" style:font-name="Arial" fo:font-size="12pt" fo:letter-spacing="normal" fo:font-style="normal" fo:font-weight="normal" officeooo:rsid="005741c1"/>
    </style:style>
    <style:style style:name="T48" style:family="text">
      <style:text-properties fo:font-variant="normal" fo:text-transform="none" fo:color="#222222" style:font-name="Arial" fo:font-size="12pt" fo:letter-spacing="normal" fo:font-style="normal" fo:font-weight="normal" officeooo:rsid="00590836"/>
    </style:style>
    <style:style style:name="T49" style:family="text">
      <style:text-properties fo:font-variant="normal" fo:text-transform="none" fo:color="#1155cc" style:font-name="Arial" fo:font-size="12pt" fo:letter-spacing="normal" fo:font-style="normal" fo:font-weight="normal"/>
    </style:style>
    <style:style style:name="T50" style:family="text">
      <style:text-properties officeooo:rsid="0023bdb7"/>
    </style:style>
    <style:style style:name="T51" style:family="text">
      <style:text-properties officeooo:rsid="005a9426"/>
    </style:style>
    <style:style style:name="T52" style:family="text">
      <style:text-properties officeooo:rsid="005bc2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COMMENTS TO AUTHOR:</text:span><text:line-break/><text:line-break/><text:span text:style-name="T1">Reviewer #1: The manuscript: "Forecasting Gamma-Rar Burts using Gravitational Waves" discusses the possibility that current and future GW detectors can be used to predict when sGRBs will be observable. </text:span><text:line-break/><text:span text:style-name="T1">The article is overall nicely written and gives a good introduction to the topic. </text:span><text:line-break/><text:span text:style-name="T1">In particular, the discussion about the interferometer's response function can and will act as a short overview. </text:span><text:line-break/><text:span text:style-name="T1">In fact, I am happy to say that I proposed already to two colleagues to read Sec. III. This clearly stands for the quality of the article! </text:span><text:line-break/><text:line-break/><text:span text:style-name="T1">However, reading the article, I have some comments and hope that additional clarifications can further i</text:span><text:span text:style-name="T44">­</text:span><text:span text:style-name="T1">mprove the manuscript. </text:span><text:line-break/><text:line-break/><text:span text:style-name="T1">I. Already in the abstract is stated that the author defines the moment of detection, "when a signal-to-noise ratio of 15 is reached". </text:span><text:line-break/><text:span text:style-name="T1">I think a short discussion how the results change when a different signal-to-noise ratio is assumed, would be good. </text:span><text:line-break/><text:span text:style-name="T1">This effect could be discussed in Sec. IV as an additional point of idealization.</text:span></text:p>
      <text:p text:style-name="P12"/>
      <text:p text:style-name="P37"><text:span text:style-name="T2">Thank you for suggesting this. I have actually thought about including this many times and now that it has been recommended I inserted a brief discussion </text:span><text:span text:style-name="T33">as point 9</text:span><text:span text:style-name="T2"> in Sec. IV for both SNR =12 which improves things and SNR=20 which reduces the advanced warning times. </text:span><text:span text:style-name="T41">I also inserted a table </text:span><text:span text:style-name="T43">summarizing the relevant findings</text:span><text:span text:style-name="T41"> at the of Sec. IV. </text:span><text:span text:style-name="T4">There are many articles in the literature that go as low as SNR=8, but I prefer to err on the side of caution </text:span><text:span text:style-name="T42">and stick with 15.</text:span><text:line-break/><text:line-break/><text:span text:style-name="T1">II. The author writes in the Introduction:</text:span><text:line-break/><text:span text:style-name="T1">"Around this time, the construction of the first third-generation ground-based interferometer, Einstein Telescope, will begin in Europe [20]." </text:span><text:line-break/><text:span text:style-name="T1">This statement is clearly too optimistic. For the non-expert, this reads as if funding for the Einstein Telescope would already be in safe hands. </text:span><text:line-break/><text:span text:style-name="T1">This is certainly not true and has be described more correctly. </text:span></text:p>
      <text:p text:style-name="P13"/>
      <text:p text:style-name="P2"><text:span text:style-name="T3">The referee is certainly correct about this point. I modified the text accordingly and added a footnote explaining a bit more.</text:span><text:line-break/><text:line-break/><text:span text:style-name="T1">Shortly afterwards, the author mentions: </text:span><text:line-break/><text:span text:style-name="T1">"All of these near-future additions to the GW-detector network beg a simple question: can we detect the inspiral of a binary neutron star system early enough to witness a gamma-ray burst as it happens? </text:span><text:line-break/><text:span text:style-name="T1">In other words, can we forecast GRBs using GW detections?"</text:span><text:line-break/><text:line-break/><text:span text:style-name="T1">I think it would be good to also name other main science goals of the 3rd generation of GW detectors, in particular considering that this article serves as an overview and should provide a general introduction to the overall topic. </text:span></text:p>
      <text:p text:style-name="P14"/>
      <text:p text:style-name="P9"><text:span text:style-name="T1">This is also a good suggestion. </text:span><text:span text:style-name="T5">I added a brief paragraph and directed the reader to an excellent reference for further reading.</text:span></text:p>
      <text:p text:style-name="P16"><text:s/></text:p>
      <text:p text:style-name="P3"><text:span text:style-name="T1">III. My main concern is based on the discussion of Sec. III A, where the author discusses nicely how to evaluate a response function. The author writes:</text:span><text:line-break/><text:soft-page-break/><text:span text:style-name="T1">"Here, instead of working with specific quality factors of the LIGO and the Virgo interferometers, we consider a model network of three IFOs (N = 3), where one is near-optimally oriented/positioned with |Q| = 2σ = 4/5."</text:span><text:line-break/><text:line-break/><text:span text:style-name="T1">I think this is not a good choice. </text:span><text:line-break/><text:span text:style-name="T1">The entire article focuses on how to predict sGRBs with advances LIGO and Virgo and ET. </text:span><text:line-break/><text:span text:style-name="T1">For advanced LIGO and Virgo, we do know the responds function and there is no reason to assume that this will change. </text:span><text:line-break/><text:span text:style-name="T1">Therefore, for a realistic estimate, I would propose that the specific quality factor for the existing detectors are used. </text:span><text:line-break/><text:span text:style-name="T1">Furthermore, if possible, it would also be nice to state how the inclusion of LIGO India or KAGRA would change the overall picture. </text:span><text:line-break/><text:span text:style-name="T1">Considering that this would require a lot of additional work, it would be fine to add a qualitative discussion.</text:span></text:p>
      <text:p text:style-name="P15"/>
      <text:p text:style-name="P10"><text:span text:style-name="T1">Once again, the referee has a point. However, here I am </text:span><text:span text:style-name="T9">reluctant to make </text:span><text:span text:style-name="T11">significant </text:span><text:span text:style-name="T9">changes.</text:span><text:span text:style-name="T1"> I hope that I can justify why. It is certainly true that LIGO’s and Virgo’s quality factors are available, but they </text:span><text:span text:style-name="T6">are</text:span><text:span text:style-name="T1"> only available for the particular event GW170817. </text:span><text:span text:style-name="T6">And even in this case, the Q factors are not known exactly since the inclination </text:span><text:span text:style-name="T9">(iota) and polarization (psi) angles</text:span><text:span text:style-name="T6"> of the source </text:span><text:span text:style-name="T9">are</text:span><text:span text:style-name="T6"> not known precisely </text:span><text:span text:style-name="T12">even after </text:span><text:span text:style-name="T15">the </text:span><text:span text:style-name="T12">detection</text:span><text:span text:style-name="T6">. My goal was to construct a </text:span><text:span text:style-name="T7">three</text:span><text:span text:style-name="T6"> </text:span><text:span text:style-name="T7">L-IFO</text:span><text:span text:style-name="T6"> network that would serve as an adequate proxy to the near-future network of Advanced LIGO-Virgo. To ensure that my model network </text:span><text:span text:style-name="T7">operate</text:span><text:span text:style-name="T34">d</text:span><text:span text:style-name="T7"> at a satisfactory sensitivity I first tested it on GW170817 to see if I could reproduce signal-to-noise ratios close to those accumulated by Livingstone, Hanford and Virgo IFOs. </text:span><text:span text:style-name="T8">If I were to use the known Q factors of the event for these three IFOs then I would more or less obtain the exact SNR of the individual detectors. However, </text:span><text:span text:style-name="T9">that sort of defeats the point of trying to construct a model network a</text:span><text:span text:style-name="T16">s the</text:span><text:span text:style-name="T9"> particular Q factors </text:span><text:span text:style-name="T13">fr</text:span><text:span text:style-name="T16">om</text:span><text:span text:style-name="T13"> GW170817</text:span><text:span text:style-name="T9"> would not apply to</text:span><text:span text:style-name="T8"> future events.</text:span></text:p>
      <text:p text:style-name="P17"/>
      <text:p text:style-name="P11"><text:span text:style-name="T1">The most appropriate way to construct the network would be to use the exact positions and relative orientations of the three IFOs then Monte Carlo </text:span><text:span text:style-name="T10">(MC)</text:span><text:span text:style-name="T1"> over the four angles with respect to one chosen IFO. Since, each angle is expected to be random, there should be no preferred drift in the 4-dimensional angle parameter space thus the we would find that the reference detector would operate at </text:span><text:span text:style-name="T10">more or less the</text:span><text:span text:style-name="T1"> RMS sensitivity and the other two at somewhat higher and lower sensitivities. </text:span><text:span text:style-name="T10">The RMS-sensitivity detector is the one I label by “m”. The one I label by “h” is one-sigma away from the RMS average which I think <text:s/>is a reasonabl</text:span><text:span text:style-name="T35">e</text:span><text:span text:style-name="T10"> choice. My choice for the low sensitivity “l” detector might seem more adhoc, but the goal here is to be significantly lower than the RMS average but be non-zero. And clearly, it is the “h” and “m” detectors that contribute significantly to the total network SNR </text:span><text:span text:style-name="T14">which is given by a sum of quadratures.</text:span></text:p>
      <text:p text:style-name="P18"/>
      <text:p text:style-name="P39"><text:span text:style-name="T1">I deliberately wished to avoid going through </text:span><text:span text:style-name="T10">the MC path</text:span><text:span text:style-name="T1"> to not digress further from the goal of the article which mostly focuses on orbital evolution under quadrupole radiation and computation of inspiral times, and not so much on localization.</text:span></text:p>
      <text:p text:style-name="P39"><text:span text:style-name="T1"/></text:p>
      <text:p text:style-name="P40"><text:span text:style-name="T1">Additionally, keep in mind that the “meat” of my results come from ET-C for which there is </text:span></text:p>
      <text:p text:style-name="P40"><text:span text:style-name="T1">no ambiguity in the choice of the high or low SNR IFO as explained in the manuscript so the overall, important conclusions do not change.</text:span></text:p>
      <text:p text:style-name="P4"><text:line-break/><text:span text:style-name="T50">Having written all this, I added an paragraph to the end of Sec. III.A explaining a bit more.</text:span><text:line-break/></text:p>
      <text:p text:style-name="P22"><text:soft-page-break/></text:p>
      <text:p text:style-name="P22"/>
      <text:p text:style-name="P22"/>
      <text:p text:style-name="P4"><text:span text:style-name="T1">IV. In Sec. IV the author writes:</text:span><text:line-break/><text:span text:style-name="T1">"A rather compact NS with m = 1.4M, R = 11 km, P = 10 ms has χ &lt;0.05 whereas the fastest observed NS spin in a BNS system is &lt; 0.04 [59].", </text:span><text:line-break/><text:line-break/><text:span text:style-name="T1">It seems possible that PSR J1946+2052 contains the fastest spinning NS in a BNS system, please see Astrophys.J. 854 (2018) no.2, L22. </text:span><text:line-break/><text:span text:style-name="T1">While the error bars are certainly larger than for  PSR J0737-3039A, I think the author should still comment on it. </text:span></text:p>
      <text:p text:style-name="P22"/>
      <text:p text:style-name="P29">I thank the referee for mentioning this reference. I updated the relevant section of the manuscript accordingly.</text:p>
      <text:p text:style-name="P29"/>
      <text:p text:style-name="P23">V. A minor correction: Please when you first use the abbreviation UCD, shortly introduce it.</text:p>
      <text:p text:style-name="P23"/>
      <text:p text:style-name="P5"><text:span text:style-name="T17">Done. Thank you for spotting this. </text:span><text:line-break/><text:line-break/><text:span text:style-name="T1">VI. Can the author comment on how likely it is to have a ET configuration more similar to ET-C than ET-B?</text:span><text:line-break/><text:span text:style-name="T1">The article seems to rely a lot on the ET-C realization, but is this realization more unlikely? </text:span><text:line-break/><text:span text:style-name="T1">Are there additional instrumental requirements to achieve such a high sensitivity at low frequencies?</text:span></text:p>
      <text:p text:style-name="P24"/>
      <text:p text:style-name="P6"><text:span text:style-name="T18">It is difficult to answer this with 100% certainty as the ET design is by no means finalized. However, a recent presentation by Stefan Hild at </text:span><text:span text:style-name="T21">the </text:span><text:span text:style-name="T18">9th Einstein Telescope Symposium</text:span></text:p>
      <text:p text:style-name="P30">in April 2018 hints that ET-C is actually a more realistic realization than ET-B. </text:p>
      <text:p text:style-name="P38"><text:span text:style-name="T18">T</text:span><text:span text:style-name="T46">his is because the many challenges that ET needs to overcome to reach goal sensitivities are more surmountable using separate low-frequency and high-frequency interferometers (xylophone) whose signals can be combined coherently or incoherently. </text:span><text:span text:style-name="T22">The same presentation details many of the needed improvements to reach ET-C sensitivity. My understanding is that there are no fundamental limitations with the exception of a factor-50 <text:s/>required reduction in the gravity-gradient noise which may be achieved by </text:span><text:span text:style-name="T45">particular</text:span><text:span text:style-name="T22"> shaping </text:span><text:span text:style-name="T45">of the caverns in which</text:span><text:span text:style-name="T36"> the mirrors will be housed</text:span><text:span text:style-name="T22">. </text:span><text:span text:style-name="T19">The community is confident that the EU will allocate 1 to 1.5 billion euros for this detector. </text:span><text:span text:style-name="T20">It seems that more than 85% of the cost will go toward site excavation/construction and the vacuum systems. </text:span><text:span text:style-name="T23">Currently, efforts are being allocated to the reducing costs.</text:span><text:line-break/><text:line-break/></text:p>
      <text:p text:style-name="P7">---------------------------------------------------------------------------------------------------------------------</text:p>
      <text:p text:style-name="P7"><text:line-break/><text:span text:style-name="T1">Reviewer #2: This article studies one aspect of "early warning" detection of compact binary mergers with current and next-generation ground-based gravitational wave detectors: the time until merger. Another recent paper by Chan et al. 2018 (</text:span><text:a xlink:type="simple" xlink:href="http://adsabs.harvard.edu/abs/2018PhRvD..97l3014C" office:target-frame-name="_blank" xlink:show="new" text:style-name="Internet_20_link" text:visited-style-name="Visited_20_Internet_20_Link"><text:span text:style-name="T49">http://adsabs.harvard.edu/abs</text:span></text:a><text:span text:style-name="T1">) addresses similar subjects. Chan's work goes further in the sense that it provides the full distribution over all sky positions and binary orientations, whereas this work provides averaged values. Furthermore, Chan's paper investigates the localization accuracy before merger, which is a serious issue given that the localization accuracy improves very slowly compared to the accumulation of SNR, up until the last few seconds before merger.</text:span><text:line-break/><text:line-break/><text:soft-page-break/><text:span text:style-name="T1">However, the present work makes three valuable contributions. First, it provides scaling formulae. Second, it studies Advanced LIGO and 3G detectors in one unified framework. Third, it provides results for both BNS and NSBH mergers, which are of different orders of magnitude due to their masses.</text:span><text:line-break/><text:line-break/><text:span text:style-name="T1">I recommend publishing the manuscript with the following minor revisions:</text:span><text:line-break/><text:line-break/><text:span text:style-name="T1">1. Cite Chan et al. 2018 and compare with their predictions for 3G detectors.</text:span></text:p>
      <text:p text:style-name="P25"/>
      <text:p text:style-name="P31">I thank the referee for pointing this important article out. Despite my best efforts to research the relevant literature, this one has somehow gone unnoticed by me.</text:p>
      <text:p text:style-name="P21"><text:span text:style-name="T1">I mention</text:span><text:span text:style-name="T28">ed</text:span><text:span text:style-name="T1"> Chan et al. 2018 </text:span><text:span text:style-name="T29">(Ref.[3</text:span><text:span text:style-name="T47">1</text:span><text:span text:style-name="T29">])</text:span><text:span text:style-name="T1"> several times throughout the text starting with the introduction. </text:span><text:span text:style-name="T30">I also expanded the last paragraph of Sec. VI. As I am currently writing another paper with some more details on the localization prospects, I refrained from giving too many details. I hope this is acceptable.</text:span></text:p>
      <text:p text:style-name="P32"/>
      <text:p text:style-name="P33"/>
      <text:p text:style-name="P26">2. Add predictions for A+ and LIGO Voyager, which will make the article more timely given that funding for A+ has been recently granted in the US.</text:p>
      <text:p text:style-name="P26"/>
      <text:p text:style-name="P20"><text:span text:style-name="T1">This had occurred to me as well. However, after looking at sensitivity curves of LIGO A+ and Voyager, I noticed that there is essentially no significant improvement in the low-frequency end compared to Advanced LIGO </text:span><text:span text:style-name="T31">[</text:span><text:span text:style-name="T25">I even briefly investigated LISA’s potential role, but as I suspected, it will not be sensitive enough for BNS inspirals</text:span><text:span text:style-name="T31">].</text:span><text:span text:style-name="T25"> </text:span></text:p>
      <text:p text:style-name="P34">For this reason, the gains in the advance warning times amount to mere minutes compared to Advanced LIGO-Virgo. I summarized th<text:span text:style-name="T51">is</text:span> in a <text:span text:style-name="T51">brief </text:span>new paragraph at the of subsection VI.1.</text:p>
      <text:p text:style-name="P19"><text:span text:style-name="T1">It is only ET-C/D, CE and KAGRA+(3G?) that offer </text:span><text:span text:style-name="T24">gains below ~ 10Hz. </text:span><text:span text:style-name="T32">M</text:span><text:span text:style-name="T25">y upcoming article has details on the contributions that CE and KAGRA+ will make to ET’s detection/localization efforts </text:span><text:span text:style-name="T37">so I refrained from “scooping” myself in the present manuscript. </text:span><text:span text:style-name="T48">Below 5Hz, it is only ET-C/D that is sensitive enough for BNS inspirals and it is <text:s/>essentially below 5 Hz that we have the hours of advance warning.</text:span></text:p>
      <text:p text:style-name="P35"/>
      <text:p text:style-name="P27">3. For completeness, add predictions for binary black holes. Granted that stellar mass BBH mergers in vacuum are not expected to produce any EM emission, some models were proposed in response to the Fermi GBM transient that was reported in connection with GW150914. Advance warning detections of BBH mergers might enable electromagnetic observations that would help to refute or confirm these proposals.</text:p>
      <text:p text:style-name="P27"/>
      <text:p text:style-name="P36">Thank you for suggesting this. I added <text:span text:style-name="T52">this to the end of </text:span>Sec. VII</text:p>
      <text:p text:style-name="P27"/>
      <text:p text:style-name="P27">4. Change the title of Section VII from "Binary black hole neutron star systems" to "Black hole neutron star systems."</text:p>
      <text:p text:style-name="P27"/>
      <text:p text:style-name="P36">I changed the title to “Black hole neutron star inspirals”. </text:p>
      <text:p text:style-name="P36"/>
      <text:p text:style-name="P28">5. Avoid the term "tidal disruption event" since astronomers are using this term to refer to tidal disruptions of main-sequence stars by supermassive black holes.</text:p>
      <text:p text:style-name="P28"/>
      <text:p text:style-name="P8"><text:span text:style-name="T26">I understand the </text:span><text:span text:style-name="T38">referee’s</text:span><text:span text:style-name="T26"> reservation in my liberally using this term. However, it is common in the literature of BH-NS binaries </text:span><text:span text:style-name="T27">and does not seem confusing [to me] in the correct context</text:span><text:span text:style-name="T26">. See for example, Living Reviews in Relativity, 15, (2012), 8. </text:span><text:span text:style-name="T27">So unless the </text:span><text:soft-page-break/><text:span text:style-name="T27">referee has <text:s/>very strong objections I would like to keep the term “tidal disruption”. Otherwise, I can replace it by, e.g., “tidal tearing” </text:span><text:span text:style-name="T38">which I actually personally like more, </text:span><text:span text:style-name="T39">but I chose to </text:span><text:span text:style-name="T40">follow</text:span><text:span text:style-name="T39"> literary nomenclature.</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5T10:41:25.553629243</meta:creation-date>
    <meta:generator>LibreOffice/5.1.6.2$Linux_X86_64 LibreOffice_project/10m0$Build-2</meta:generator>
    <dc:date>2018-11-21T16:15:43.315918671</dc:date>
    <meta:editing-duration>P1DT18H11M17S</meta:editing-duration>
    <meta:editing-cycles>60</meta:editing-cycles>
    <meta:document-statistic meta:table-count="0" meta:image-count="0" meta:object-count="0" meta:page-count="5" meta:paragraph-count="33" meta:word-count="2063" meta:character-count="12498" meta:non-whitespace-character-count="10416"/>
  </office:meta>
</office:document-meta>
</file>